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</text:p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1-04-17T21:28:26.76</meta:creation-date>
    <dc:date>2021-04-17T21:36:11.55</dc:date>
    <dc:creator>. .</dc:creator>
    <meta:editing-duration>PT1M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" meta:word-count="2" meta:character-count="4"/>
  </office:meta>
</office:document-meta>
</file>